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6.77cm"/>
    </style:style>
    <style:style style:name="co3" style:family="table-column">
      <style:table-column-properties fo:break-before="auto" style:column-width="6.909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4.606cm"/>
    </style:style>
    <style:style style:name="co6" style:family="table-column">
      <style:table-column-properties fo:break-before="auto" style:column-width="4.745cm"/>
    </style:style>
    <style:style style:name="co7" style:family="table-column">
      <style:table-column-properties fo:break-before="auto" style:column-width="4.88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GS133(13.5)&lt;br /&gt;</text:p>
          </table:table-cell>
          <table:table-cell office:value-type="string">
            <text:p><text:s text:c="22"/>2-7&amp;frasl;16&amp;#733;&lt;br /&gt;</text:p>
          </table:table-cell>
          <table:table-cell office:value-type="string">
            <text:p><text:s text:c="22"/>2-31&amp;frasl;32&amp;#733;&lt;br /&gt;</text:p>
          </table:table-cell>
          <table:table-cell office:value-type="string">
            <text:p><text:s text:c="22"/>1-3&amp;frasl;8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4.75&lt;br /&gt;</text:p>
          </table:table-cell>
          <table:table-cell office:value-type="string">
            <text:p><text:s text:c="22"/>$4.15&lt;br /&gt;</text:p>
          </table:table-cell>
        </table:table-row>
        <table:table-row table:style-name="ro1">
          <table:table-cell office:value-type="string">
            <text:p><text:s text:c="22"/>GS134(14)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3-1&amp;frasl;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9.55&lt;br /&gt;</text:p>
          </table:table-cell>
          <table:table-cell office:value-type="string">
            <text:p><text:s text:c="22"/>$7.95&lt;br /&gt;</text:p>
          </table:table-cell>
        </table:table-row>
        <table:table-row table:style-name="ro1">
          <table:table-cell office:value-type="string">
            <text:p><text:s text:c="22"/>GS136(15)&lt;br /&gt;</text:p>
          </table:table-cell>
          <table:table-cell office:value-type="string">
            <text:p><text:s text:c="22"/>3-1&amp;frasl;4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2.75&lt;br /&gt;</text:p>
          </table:table-cell>
          <table:table-cell office:value-type="string">
            <text:p><text:s text:c="22"/>$10.00&lt;br /&gt;</text:p>
          </table:table-cell>
        </table:table-row>
        <table:table-row table:style-name="ro1">
          <table:table-cell office:value-type="string">
            <text:p><text:s text:c="22"/>GS138(16)</text:p>
          </table:table-cell>
          <table:table-cell office:value-type="string">
            <text:p><text:s text:c="22"/>3-1&amp;frasl;2&amp;#733;</text:p>
          </table:table-cell>
          <table:table-cell office:value-type="string">
            <text:p><text:s text:c="22"/>5&amp;#733;</text:p>
          </table:table-cell>
          <table:table-cell office:value-type="string">
            <text:p><text:s text:c="22"/>2&amp;#733;</text:p>
          </table:table-cell>
          <table:table-cell office:value-type="string">
            <text:p><text:s text:c="22"/>Each</text:p>
          </table:table-cell>
          <table:table-cell office:value-type="string">
            <text:p><text:s text:c="22"/>$17.50</text:p>
          </table:table-cell>
          <table:table-cell office:value-type="string">
            <text:p><text:s text:c="22"/>$14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09:3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09:31:50.26</meta:creation-date>
    <dc:date>2017-09-14T09:34:00.83</dc:date>
    <dc:creator>Liam </dc:creator>
    <meta:editing-duration>PT2M10S</meta:editing-duration>
    <meta:editing-cycles>1</meta:editing-cycles>
    <meta:document-statistic meta:table-count="3" meta:cell-count="28" meta:object-count="0"/>
    <meta:generator>OpenOffice/4.1.0$Win32 OpenOffice.org_project/410m18$Build-9764</meta:generator>
  </office:meta>
</office:document-meta>
</file>